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NCAJIMA ENCALADA, JULISSA DEL CARMEN}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NCAJIMA ENCALADA, JULISSA DEL CARME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42827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115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1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9:02:5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